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eb4" officeooo:paragraph-rsid="00195eb4"/>
    </style:style>
    <style:style style:name="P2" style:family="paragraph" style:parent-style-name="Standard">
      <style:text-properties officeooo:rsid="001bb921" officeooo:paragraph-rsid="001bb921"/>
    </style:style>
    <style:style style:name="P3" style:family="paragraph" style:parent-style-name="Standard">
      <style:text-properties officeooo:rsid="001bb921" officeooo:paragraph-rsid="001bb921"/>
    </style:style>
    <style:style style:name="P4" style:family="paragraph" style:parent-style-name="Standard">
      <style:text-properties officeooo:rsid="001e6865" officeooo:paragraph-rsid="001e6865"/>
    </style:style>
    <style:style style:name="T1" style:family="text">
      <style:text-properties officeooo:rsid="001e6865"/>
    </style:style>
    <style:style style:name="T2" style:family="text">
      <style:text-properties officeooo:rsid="001f8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wnload OSM map 32.9488, 32.7682 | -80.0656, -79.7403</text:p>
      <text:p text:style-name="P1"/>
      <text:p text:style-name="P1">2. netconvert –osm-files map.osm -o map.net.xml –output.street-names true –output.original-names true –keep-edges.by-type highway.motorway_link,highway.motorway</text:p>
      <text:p text:style-name="P1"/>
      <text:p text:style-name="P1">3. generate random trips and routes using built-in randomTrips.py</text:p>
      <text:p text:style-name="P1"/>
      <text:p text:style-name="P1">4. setup config file for sumo-gui specifying net-file and route-file</text:p>
      <text:p text:style-name="P1"/>
      <text:p text:style-name="P1">5. using net editor from sumo-gui, manually delete extra edges for highway roads not intended for use in simulation</text:p>
      <text:p text:style-name="P1"/>
      <text:p text:style-name="P1"/>
      <text:p text:style-name="P1"><text:span text:style-name="T1">6. setup dfrouter: </text:span>dfrouter -n mape.net.xml -d detOUT.xml --detectors-poi-output detPOI_OUT.xml -f myFlow.csv --routes-output myOUT-route.xml --emitters-output myEmitterOut.xml --routes-for-all --keep-unfinished-routes -e 7200 --seed 0 --save-configuration dfconfig.xml --revalidate-flows --randomize-flows -v</text:p>
      <text:p text:style-name="P1"/>
      <text:p text:style-name="P2">dfrouter – c dfconfig.xml</text:p>
      <text:p text:style-name="P2"/>
      <text:p text:style-name="P4">7. update sumo config file with routes and vehicle emitter (generator) from dfrouter</text:p>
      <text:p text:style-name="P2"/>
      <text:p text:style-name="P2"><text:span text:style-name="T1">8. </text:span>using net editor, <text:span text:style-name="T1">adjust</text:span> merging right-of-way at on “<text:span text:style-name="T1">problem </text:span>ramps” to prevent unnatural delays</text:p>
      <text:p text:style-name="P2"/>
      <text:p text:style-name="P4"><text:span text:style-name="T2">todo </text:span>9. observe flows and prune unrealistic routes</text:p>
      <text:p text:style-name="P4"/>
      <text:p text:style-name="P4"><text:span text:style-name="T2">todo </text:span>10. refine detectors to have one per lane where applicable – based on distribution from SCDOT road manu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6:19:19.410954742</meta:creation-date>
    <dc:date>2019-10-27T03:18:07.315434523</dc:date>
    <meta:editing-duration>PT12H19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52" meta:character-count="1142" meta:non-whitespace-character-count="1007"/>
  </office:meta>
</office:document-meta>
</file>